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197e21" officeooo:paragraph-rsid="00197e21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fb29f" officeooo:paragraph-rsid="001fb29f"/>
    </style:style>
    <style:style style:name="P3" style:family="paragraph" style:parent-style-name="Standard" style:list-style-name="L2">
      <style:paragraph-properties fo:line-height="150%" fo:text-align="justify" style:justify-single-word="false"/>
      <style:text-properties officeooo:rsid="00241880" officeooo:paragraph-rsid="00241880"/>
    </style:style>
    <style:style style:name="P4" style:family="paragraph" style:parent-style-name="Standard" style:list-style-name="L2">
      <style:paragraph-properties fo:line-height="150%" fo:text-align="justify" style:justify-single-word="false"/>
      <style:text-properties officeooo:rsid="0025364f" officeooo:paragraph-rsid="002536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eleraDev – Tipos de aprendizado</text:p>
      <text:p text:style-name="P2"/>
      <text:list xml:id="list2757252602" text:style-name="L2">
        <text:list-item>
          <text:p text:style-name="P3">Aprendizado Supervisionado: são apresentadas ao computador exemplos de entradas e saídas desejadas, fornecidas por um “professor”. O objetivo é aprender uma regra geral que mapeia as entradas para as saídas.</text:p>
        </text:list-item>
        <text:list-item>
          <text:p text:style-name="P4">Aprendizado Não Supervisionado: nenhum tipo de etiqueta é dado. Encontra estrutura nas entradas fornecidas sozinho.</text:p>
          <text:list>
            <text:list-item>
              <text:p text:style-name="P4">Pode ser um objetivo em si mesmo (descobrir novos padrões nos dados) ou um meio para atingir um fim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7:19:36.954274024</meta:creation-date>
    <meta:generator>LibreOffice/6.0.7.3$Linux_X86_64 LibreOffice_project/00m0$Build-3</meta:generator>
    <dc:date>2020-04-10T21:43:53.641086621</dc:date>
    <meta:editing-duration>PT2H50M33S</meta:editing-duration>
    <meta:editing-cycles>8</meta:editing-cycles>
    <meta:document-statistic meta:table-count="0" meta:image-count="0" meta:object-count="0" meta:page-count="1" meta:paragraph-count="4" meta:word-count="71" meta:character-count="458" meta:non-whitespace-character-count="393"/>
  </office:meta>
</office:document-meta>
</file>